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14.ttf" manifest:media-type="application/x-font-ttf"/>
  <manifest:file-entry manifest:full-path="Fonts/font13.ttf" manifest:media-type="application/x-font-ttf"/>
  <manifest:file-entry manifest:full-path="Fonts/font12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Mangal1" svg:font-family="Mangal"/>
    <style:font-face style:name="OpenSymbol" svg:font-family="Open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Ubuntu1" svg:font-family="Ubuntu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Verdana" svg:font-family="Verdana"/>
    <style:font-face style:name="DejaVu Sans Mono" svg:font-family="'DejaVu Sans Mono'" style:font-family-generic="modern" style:font-pitch="fixed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</svg:font-face-src>
    </style:font-face>
    <style:font-face style:name="Linux Biolinum" svg:font-family="'Linux Biolinum'" style:font-adornments="Gras" style:font-pitch="variable">
      <svg:font-face-src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</svg:font-face-src>
    </style:font-face>
    <style:font-face style:name="Ubuntu" svg:font-family="Ubuntu" style:font-pitch="variable">
      <svg:font-face-src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</svg:font-face-src>
    </style:font-face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abe597" officeooo:paragraph-rsid="00abe597"/>
    </style:style>
    <style:style style:name="P2" style:family="paragraph" style:parent-style-name="Text_20_body" style:list-style-name="L2">
      <style:text-properties officeooo:rsid="00aee406" officeooo:paragraph-rsid="00aee406"/>
    </style:style>
    <style:style style:name="P3" style:family="paragraph" style:parent-style-name="Text_20_body" style:list-style-name="L2">
      <style:text-properties fo:font-style="normal" officeooo:rsid="00aee406" officeooo:paragraph-rsid="00aee406" style:font-style-asian="normal" style:font-style-complex="normal"/>
    </style:style>
    <style:style style:name="P4" style:family="paragraph" style:parent-style-name="Heading_20_1">
      <style:text-properties officeooo:rsid="00a8fc56" officeooo:paragraph-rsid="00a8fc56"/>
    </style:style>
    <style:style style:name="P5" style:family="paragraph" style:parent-style-name="Heading_20_2">
      <style:text-properties officeooo:rsid="00aab06a" officeooo:paragraph-rsid="00aab06a"/>
    </style:style>
    <style:style style:name="P6" style:family="paragraph" style:parent-style-name="Heading_20_2">
      <style:text-properties officeooo:rsid="00aee406" officeooo:paragraph-rsid="00aee406"/>
    </style:style>
    <style:style style:name="P7" style:family="paragraph">
      <style:paragraph-properties fo:text-align="center"/>
    </style:style>
    <style:style style:name="P8" style:family="paragraph">
      <style:paragraph-properties fo:margin-left="0.801cm" fo:margin-right="0cm" fo:text-indent="0cm"/>
    </style:style>
    <style:style style:name="P9" style:family="paragraph">
      <loext:graphic-properties draw:fill-color="#ffffff"/>
      <style:paragraph-properties fo:text-align="center"/>
      <style:text-properties style:font-name="Ubuntu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aab06a"/>
    </style:style>
    <style:style style:name="T3" style:family="text">
      <style:text-properties officeooo:rsid="00abe597"/>
    </style:style>
    <style:style style:name="T4" style:family="text">
      <style:text-properties fo:color="#ff00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b169d7"/>
    </style:style>
    <style:style style:name="T7" style:family="text">
      <style:text-properties style:font-name="Ubuntu" fo:font-size="15pt" style:font-size-asian="15pt" style:font-size-complex="15pt"/>
    </style:style>
    <style:style style:name="T8" style:family="text">
      <style:text-properties style:font-name="Ubuntu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2.538cm" fo:min-width="8.169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Funny stories : <text:span text:style-name="T2">Laurel &amp; Hardy</text:span></text:h>
      <text:h text:style-name="P5" text:outline-level="2"><draw:custom-shape text:anchor-type="paragraph" draw:z-index="0" draw:name="Forme1" draw:style-name="gr1" draw:text-style-name="P9" svg:width="8.441cm" svg:height="2.811cm" svg:x="8.46cm" svg:y="0.497cm"><text:p text:style-name="P7"><text:span text:style-name="T7">Vocabulary</text:span></text:p><text:p text:style-name="P8"><text:span text:style-name="T8">– </text:span><text:span text:style-name="T8">to be born</text:span></text:p><text:p text:style-name="P8"><text:span text:style-name="T8">– </text:span><text:span text:style-name="T8">to die</text:span></text:p><text:p text:style-name="P8"><text:span text:style-name="T8">– </text:span><text:span text:style-name="T8">to begin / to start</text:span></text:p><text:p text:style-name="P8"><text:span text:style-name="T8">– </text:span><text:span text:style-name="T8">wife → wives (pl.)</text:span></text:p><draw:enhanced-geometry svg:viewBox="0 0 21600 21600" draw:path-stretchpoint-x="10800" draw:path-stretchpoint-y="10800" draw:text-areas="?f3 ?f4 ?f5 ?f6" draw:type="round-rectangle" draw:modifiers="1233.12421580928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Stan <text:span text:style-name="T3">L</text:span>aurel</text:h>
      <text:list xml:id="list5950203157027380170" text:style-name="L1">
        <text:list-item>
          <text:p text:style-name="P1">His real name <text:span text:style-name="T4">was</text:span> Arthur Stanley Jefferson.</text:p>
        </text:list-item>
        <text:list-item>
          <text:p text:style-name="P1">He <text:span text:style-name="T4">was</text:span> born in 1890 in England. He di<text:span text:style-name="T4">ed</text:span> in 1965.</text:p>
        </text:list-item>
        <text:list-item>
          <text:p text:style-name="P1">He <text:span text:style-name="T4">came</text:span> to (= arriv<text:span text:style-name="T4">ed </text:span>in) the USA in 1910, with a comedy troup that includ<text:span text:style-name="T4">ed</text:span> Charlie Chaplin.</text:p>
        </text:list-item>
        <text:list-item>
          <text:p text:style-name="P1">He <text:span text:style-name="T4">was</text:span> married four times.</text:p>
        </text:list-item>
      </text:list>
      <text:h text:style-name="P6" text:outline-level="2">Oliver Hardy (to complete as homework, like upside)</text:h>
      <text:list xml:id="list6631751612997453480" text:style-name="L2">
        <text:list-item>
          <text:p text:style-name="P2"><text:span text:style-name="T6">He was b</text:span>orn in 1892 in Harlem, Georgia (US) ; <text:span text:style-name="T6">He died</text:span> in 1957.</text:p>
        </text:list-item>
        <text:list-item>
          <text:p text:style-name="P2"><text:span text:style-name="T6">He opened</text:span> a movie theater in … (<text:span text:style-name="T5">date à chercher</text:span><text:span text:style-name="T1">)</text:span></text:p>
        </text:list-item>
        <text:list-item>
          <text:p text:style-name="P3"><text:span text:style-name="T6">He found</text:span> work as an actor and then <text:span text:style-name="T6">moved</text:span> to Hollywood.</text:p>
        </text:list-item>
        <text:list-item>
          <text:p text:style-name="P3">He <text:span text:style-name="T6">was</text:span> married three tim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Ubuntu1" svg:font-family="Ubuntu"/>
    <style:font-face style:name="Verdana" svg:font-family="Verdana"/>
    <style:font-face style:name="DejaVu Sans Mono" svg:font-family="'DejaVu Sans Mono'" style:font-family-generic="modern" style:font-pitch="fixed"/>
    <style:font-face style:name="Linux Biolinum" svg:font-family="'Linux Biolinum'" style:font-adornments="Gras" style:font-pitch="variable"/>
    <style:font-face style:name="Ubuntu" svg:font-family="Ubuntu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/>
      <style:text-properties style:font-name="Linux Biolinum" fo:font-family="'Linux Biolinum'" style:font-style-name="Gras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00%"/>
      <style:text-properties style:font-name="Linux Biolinum" fo:font-family="'Linux Biolinum'" style:font-style-name="Gras" style:font-pitch="variable" fo:font-size="13pt" fo:font-style="normal" fo:font-weight="normal" fo:background-color="transparent"/>
    </style:style>
    <style:style style:name="List" style:family="paragraph" style:parent-style-name="Text_20_body" style:class="list">
      <style:text-properties style:font-name="Verdana" fo:font-family="Verdana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cm" loext:contextual-spacing="false" fo:text-align="center" style:justify-single-word="false"/>
      <style:text-properties fo:font-variant="small-caps" fo:font-size="140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cm" fo:margin-bottom="0.801cm" loext:contextual-spacing="false"/>
      <style:text-properties fo:font-size="13pt" style:text-underline-style="solid" style:text-underline-width="auto" style:text-underline-color="#ff0000" fo:font-weight="normal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end" style:justify-single-word="false"/>
      <style:text-properties fo:color="#666666" fo:font-size="18pt" fo:font-weight="normal" fo:background-color="transparen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xercice" style:family="paragraph" style:parent-style-name="Text_20_body">
      <loext:graphic-properties draw:fill="none" draw:fill-color="#ccffff"/>
      <style:paragraph-properties fo:margin-left="0cm" fo:margin-right="0cm" fo:line-height="100%" fo:text-indent="0cm" style:auto-text-indent="false" fo:background-color="transparent"/>
      <style:text-properties style:font-name="Linux Biolinum" fo:font-family="'Linux Biolinum'" style:font-style-name="Gras" style:font-pitch="variable" fo:font-weight="normal" fo:background-color="transparen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estion" style:family="paragraph" style:parent-style-name="Exercice" style:master-page-name="">
      <loext:graphic-properties draw:fill="none" draw:fill-color="#ccffff"/>
      <style:paragraph-properties style:page-number="auto" fo:background-color="transparent"/>
      <style:text-properties fo:font-weight="bold" style:font-weight-asian="bold" style:font-weight-complex="bold"/>
    </style:style>
    <style:style style:name="Réponse" style:family="paragraph" style:parent-style-name="Exercic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Date" style:family="paragraph" style:parent-style-name="Text_20_body" style:master-page-name="">
      <style:paragraph-properties fo:text-align="end" style:justify-single-word="false" style:page-number="auto"/>
      <style:text-properties fo:font-size="11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fill-image-width="0cm" draw:fill-image-height="0cm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88-01-01T04:20:08.550000000</meta:creation-date>
    <dc:date>2016-03-17T11:14:08.550128799</dc:date>
    <meta:editing-duration>P3DT3H52M8S</meta:editing-duration>
    <meta:editing-cycles>138</meta:editing-cycles>
    <meta:generator>LibreOffice/5.1.1.3$Linux_X86_64 LibreOffice_project/10m0$Build-3</meta:generator>
    <meta:document-statistic meta:table-count="0" meta:image-count="0" meta:object-count="0" meta:page-count="1" meta:paragraph-count="11" meta:word-count="105" meta:character-count="501" meta:non-whitespace-character-count="415"/>
  </office:meta>
</office:document-meta>
</file>